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0" text:anchor-type="as-char" svg:x="0in" svg:y="0in" svg:width="6.11181in" svg:height="9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Picture 1" text:anchor-type="as-char" svg:x="0in" svg:y="0in" svg:width="8.62084in" svg:height="1.8167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Picture 15" text:anchor-type="as-char" svg:x="0in" svg:y="0in" svg:width="4.51105in" svg:height="2.6566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5-04T12:09:00Z</meta:creation-date>
    <dc:date>2017-05-08T08:47:00Z</dc:date>
    <meta:template xlink:href="Normal" xlink:type="simple"/>
    <meta:editing-cycles>3</meta:editing-cycles>
    <meta:editing-duration>PT0S</meta:editing-duration>
    <meta:document-statistic meta:page-count="2" meta:paragraph-count="1" meta:word-count="1" meta:character-count="6" meta:row-count="1" meta:non-whitespace-character-count="6"/>
  </office:meta>
</office:document-meta>
</file>